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C300000066EF6F27D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833in" fo:margin-left="-0.0486in" table:align="left" style:writing-mode="lr-tb"/>
    </style:style>
    <style:style style:name="Table1.A" style:family="table-column">
      <style:table-column-properties style:column-width="3.8882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1813in"/>
    </style:style>
    <style:style style:name="Table1.D" style:family="table-column">
      <style:table-column-properties style:column-width="1.0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 style:parent-style-name="Standard">
      <style:paragraph-properties fo:text-align="center" style:justify-single-word="false"/>
      <style:text-properties fo:color="#0000ff" loext:opacity="100%" style:font-name="Arial1" fo:font-size="9pt" fo:font-weight="bold" style:font-size-asian="9pt" style:font-weight-asian="bold" style:font-name-complex="Arial1"/>
    </style:style>
    <style:style style:name="P3" style:family="paragraph" style:parent-style-name="Standard">
      <style:paragraph-properties fo:text-align="justify" style:justify-single-word="false"/>
      <style:text-properties fo:color="#0000ff" loext:opacity="100%" style:font-name="Arial1" fo:font-size="9pt" fo:font-weight="bold" style:font-size-asian="9pt" style:font-weight-asian="bold" style:font-name-complex="Arial1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7409in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3.7409in"/>
        </style:tab-stops>
      </style:paragraph-properties>
      <style:text-properties style:font-name="Arial1" fo:font-size="9pt" fo:font-weight="bold" style:font-size-asian="9pt" style:font-weight-asian="bold" style:font-name-complex="Arial1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7409in"/>
          <style:tab-stop style:position="5.9063in"/>
        </style:tab-stops>
      </style:paragraph-properties>
    </style:style>
    <style:style style:name="P7" style:family="paragraph" style:parent-style-name="Standard">
      <style:paragraph-properties fo:text-align="justify" style:justify-single-word="false">
        <style:tab-stops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8" style:family="paragraph" style:parent-style-name="Standard">
      <style:paragraph-properties fo:margin-left="0.4917in" fo:margin-right="0in" fo:text-align="justify" style:justify-single-word="false">
        <style:tab-stops>
          <style:tab-stop style:position="3.7409in"/>
          <style:tab-stop style:position="5.9063in"/>
        </style:tab-stops>
      </style:paragraph-properties>
    </style:style>
    <style:style style:name="P9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</style:style>
    <style:style style:name="P10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1" style:family="paragraph" style:parent-style-name="Heading_20_2">
      <style:paragraph-properties>
        <style:tab-stops>
          <style:tab-stop style:position="1.0835in"/>
          <style:tab-stop style:position="3.7409in"/>
          <style:tab-stop style:position="5.9063in"/>
        </style:tab-stops>
      </style:paragraph-properties>
    </style:style>
    <style:style style:name="P12" style:family="paragraph" style:parent-style-name="Heading_20_3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fo:font-weight="bold" style:font-size-asian="9pt" style:font-weight-asian="bold" style:font-name-complex="Arial1"/>
    </style:style>
    <style:style style:name="P14" style:family="paragraph" style:parent-style-name="Standard" style:list-style-name="WW8Num2">
      <style:paragraph-properties fo:margin-left="0.7417in" fo:margin-right="0in" fo:text-align="justify" style:justify-single-word="false" fo:text-indent="-0.25in" style:auto-text-indent="false">
        <style:tab-stops>
          <style:tab-stop style:position="0.6898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6" style:family="paragraph" style:parent-style-name="Standard">
      <style:paragraph-properties fo:text-align="end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7" style:family="paragraph" style:parent-style-name="Standard" style:list-style-name="WW8Num3">
      <style:paragraph-properties fo:margin-left="0.7417in" fo:margin-right="0in" fo:text-align="justify" style:justify-single-word="false" fo:text-indent="-0.25in" style:auto-text-indent="false">
        <style:tab-stops>
          <style:tab-stop style:position="0.6898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8" style:family="paragraph" style:parent-style-name="Standard">
      <style:paragraph-properties fo:text-align="end" style:justify-single-word="false" style:snap-to-layout-gri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20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1.9689in"/>
          <style:tab-stop style:position="3.7409in"/>
          <style:tab-stop style:position="5.9063in"/>
        </style:tab-stops>
      </style:paragraph-properties>
      <style:text-properties style:font-name="Arial1" fo:font-size="9pt" style:font-size-asian="9pt" style:font-name-complex="Arial1"/>
    </style:style>
    <style:style style:name="P21" style:family="paragraph" style:parent-style-name="Standard">
      <style:paragraph-properties fo:margin-left="0.4917in" fo:margin-right="0in" fo:text-align="justify" style:justify-single-word="false">
        <style:tab-stops>
          <style:tab-stop style:position="1.0835in"/>
          <style:tab-stop style:position="1.9689in"/>
          <style:tab-stop style:position="3.7409in"/>
          <style:tab-stop style:position="5.9063in"/>
        </style:tab-stops>
      </style:paragraph-properties>
    </style:style>
    <style:style style:name="T1" style:family="text">
      <style:text-properties fo:color="#0000ff" loext:opacity="100%" style:font-name="Arial1" fo:font-size="9pt" fo:font-weight="bold" style:font-size-asian="9pt" style:font-weight-asian="bold" style:font-name-complex="Arial1"/>
    </style:style>
    <style:style style:name="T2" style:family="text">
      <style:text-properties style:font-name="Arial1" fo:font-size="9pt" fo:font-weight="bold" style:font-size-asian="9pt" style:font-weight-asian="bold" style:font-name-complex="Arial1"/>
    </style:style>
    <style:style style:name="T3" style:family="text">
      <style:text-properties style:font-name="Arial1" fo:font-size="9pt" style:font-size-asian="9pt" style:font-name-complex="Arial1"/>
    </style:style>
    <style:style style:name="T4" style:family="text">
      <style:text-properties fo:color="#0000ff" loext:opacity="100%" style:font-name="Arial1" fo:font-size="9pt" style:font-size-asian="9pt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<draw:line text:anchor-type="char" draw:z-index="3" draw:style-name="gr1" draw:text-style-name="P1" svg:x1="4.7091in" svg:y1="0.0972in" svg:x2="7.1091in" svg:y2="0.0972in"><text:p/></draw:line><draw:line text:anchor-type="char" draw:z-index="2" draw:style-name="gr1" draw:text-style-name="P1" svg:x1="2.3091in" svg:y1="0.0972in" svg:x2="0.0091in" svg:y2="0.0972in"><text:p/></draw:line>DISPOSITIONS PARTICULIERES</text:h>
      <text:p text:style-name="Standard"/>
      <text:p text:style-name="Standard"/>
      <text:p text:style-name="P2"><text:database-display text:table-name="" text:table-type="table" text:column-name="libellé_produit">«libellé_produit»</text:database-display></text:p>
      <text:p text:style-name="P3"/>
      <text:p text:style-name="P3"/>
      <text:p text:style-name="P3"/>
      <text:p text:style-name="P4"><text:span text:style-name="T1"><text:tab/></text:span><text:span text:style-name="T2"><text:database-display text:table-name="" text:table-type="table" text:column-name="titre">«titre»</text:database-display></text:span><text:span text:style-name="T2"> </text:span><text:span text:style-name="T2"><text:database-display text:table-name="" text:table-type="table" text:column-name="Nom_prénom_ou_Raison_sociale">«Nom_prénom_ou_Raison_sociale»</text:database-display></text:span></text:p>
      <text:p text:style-name="P4"><text:span text:style-name="T3"><text:tab/></text:span><text:span text:style-name="T3"><text:database-display text:table-name="" text:table-type="table" text:column-name="Numéro_et_voie">«Numéro_et_voie»</text:database-display></text:span></text:p>
      <text:p text:style-name="P4"><text:span text:style-name="T3"><text:tab/></text:span><text:span text:style-name="T3"><text:database-display text:table-name="" text:table-type="table" text:column-name="auxiliaire_de_voie">«auxiliaire_de_voie»</text:database-display></text:span></text:p>
      <text:p text:style-name="P4"><text:span text:style-name="T3"><text:tab/></text:span><text:span text:style-name="T3"><text:database-display text:table-name="" text:table-type="table" text:column-name="Lieu_dit">«Lieu_dit»</text:database-display></text:span></text:p>
      <text:p text:style-name="P4"><text:span text:style-name="T3"><text:tab/></text:span><text:span text:style-name="T2"><text:database-display text:table-name="" text:table-type="table" text:column-name="code_postal">«code_postal»</text:database-display></text:span><text:span text:style-name="T2"> </text:span><text:span text:style-name="T2"><text:database-display text:table-name="" text:table-type="table" text:column-name="bureau_distributeur">«bureau_distributeur»</text:database-display></text:span></text:p>
      <text:p text:style-name="P5"/>
      <text:p text:style-name="P5"/>
      <text:p text:style-name="P6"><text:span text:style-name="T3">CONTRAT N° </text:span><text:span text:style-name="T3"><text:database-display text:table-name="" text:table-type="table" text:column-name="No_police">«No_police»</text:database-display></text:span><text:span text:style-name="T3"><text:s/>à effet du </text:span><text:span text:style-name="T3"><text:database-display text:table-name="" text:table-type="table" text:column-name="Date_affaire_nouvelle">«Date_affaire_nouvelle»</text:database-display></text:span><text:span text:style-name="T3"><text:tab/><text:tab/>Client : </text:span><text:span text:style-name="T3"><text:database-display text:table-name="" text:table-type="table" text:column-name="No_de_tiers">«No_de_tiers»</text:database-display></text:span></text:p>
      <text:p text:style-name="P7"/>
      <text:p text:style-name="P7"/>
      <text:h text:style-name="Heading_20_2" text:outline-level="2">DESIGNATION DU RISQUE</text:h>
      <text:p text:style-name="P8"><text:span text:style-name="T4">Situation</text:span><text:span text:style-name="T3"> : </text:span><text:span text:style-name="T3"><text:database-display text:table-name="" text:table-type="table" text:column-name="N_et_voie">«N_et_voie»</text:database-display></text:span></text:p>
      <text:p text:style-name="P9"><text:span text:style-name="T3"><text:tab/></text:span><text:span text:style-name="T3"><text:database-display text:table-name="" text:table-type="table" text:column-name="auxiliaire_de_voie1">«auxiliaire_de_voie1»</text:database-display></text:span></text:p>
      <text:p text:style-name="P9"><text:span text:style-name="T3"><text:tab/></text:span><text:span text:style-name="T3"><text:database-display text:table-name="" text:table-type="table" text:column-name="Lieu_dit1">«Lieu_dit1»</text:database-display></text:span></text:p>
      <text:p text:style-name="P9"><text:span text:style-name="T3"><text:tab/></text:span><text:span text:style-name="T3"><text:database-display text:table-name="" text:table-type="table" text:column-name="Code_postal1">«Code_postal1»</text:database-display></text:span><text:span text:style-name="T3"> </text:span><text:span text:style-name="T3"><text:database-display text:table-name="" text:table-type="table" text:column-name="Bureau_distributeur1">«Bureau_distributeur1»</text:database-display></text:span></text:p>
      <text:p text:style-name="P10"/>
      <text:p text:style-name="P9"><text:span text:style-name="T3">Vous êtes </text:span><text:span text:style-name="T3"><text:database-display text:table-name="" text:table-type="table" text:column-name="statut_du_souscripteur">«statut_du_souscripteur»</text:database-display></text:span><text:span text:style-name="T3"><text:s/>d'un(e) </text:span><text:span text:style-name="T3"><text:database-display text:table-name="" text:table-type="table" text:column-name="type_dhabitation">«type_dhabitation»</text:database-display></text:span><text:span text:style-name="T3"><text:s/>à usage d'habitation <text:s/>comprenant </text:span><text:span text:style-name="T3"><text:database-display text:table-name="" text:table-type="table" text:column-name="nombre_de_pièces">«nombre_de_pièces»</text:database-display></text:span><text:span text:style-name="T3"><text:s/>pièce(s) principale(s).</text:span></text:p>
      <text:p text:style-name="P10">Les locaux assurés peuvent comporter des dépendances d'une surface totale n'excédant pas 100 m2.</text:p>
      <text:p text:style-name="P9"><text:span text:style-name="T3">Le bâtiment assuré constitue votre </text:span><text:span text:style-name="T3"><text:database-display text:table-name="" text:table-type="table" text:column-name="usage_de_lhabitation">«usage_de_lhabitation»</text:database-display></text:span><text:span text:style-name="T3">.</text:span></text:p>
      <text:p text:style-name="P10"/>
      <text:p text:style-name="P9"><text:span text:style-name="T4">CAPITAL MOBILIER</text:span><text:span text:style-name="T3"> : </text:span><text:span text:style-name="T3"><text:database-display text:table-name="" text:table-type="table" text:column-name="capital_mobilier">«capital_mobilier»</text:database-display></text:span></text:p>
      <text:p text:style-name="P9"><text:span text:style-name="T3">dont au maximum </text:span><text:span text:style-name="T3"><text:database-display text:table-name="" text:table-type="table" text:column-name="Objets_de_valeur">«Objets_de_valeur»</text:database-display></text:span><text:span text:style-name="T3"><text:s/>d'objets de valeur en cas de garantie "vol et vandalisme" souscrite.</text:span></text:p>
      <text:p text:style-name="P10"/>
      <text:p text:style-name="P10">Votre habitation est équipée des moyens de protections et de prévention prévus à l'article 5 – chapitre 3, des conditions générales qui vous ont été remises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11" text:outline-level="2">GARANTIES PRINCIPALES</text:h>
          </table:table-cell>
          <table:table-cell table:style-name="Table1.A1" office:value-type="string">
            <text:h text:style-name="P12" text:outline-level="3">SOUSCRITES</text:h>
          </table:table-cell>
          <table:table-cell table:style-name="Table1.A1" office:value-type="string">
            <text:p text:style-name="P13">CAPITAL</text:p>
          </table:table-cell>
          <table:table-cell table:style-name="Table1.A1" office:value-type="string">
            <text:p text:style-name="P13">FRANCHISE</text:p>
          </table:table-cell>
        </table:table-row>
        <table:table-row table:style-name="Table1.1">
          <table:table-cell table:style-name="Table1.A1" office:value-type="string">
            <text:list text:style-name="WW8Num2">
              <text:list-item>
                <text:p text:style-name="P14" loext:marker-style-name="T3">Incendie et événements assimilés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INCENDIE">«INCENDIE»</text:database-display></text:p>
          </table:table-cell>
          <table:table-cell table:style-name="Table1.A1" office:value-type="string">
            <text:p text:style-name="P16"><text:database-display text:table-name="" text:table-type="table" text:column-name="KINC">«KINC»</text:database-display></text:p>
          </table:table-cell>
          <table:table-cell table:style-name="Table1.A1" office:value-type="string">
            <text:p text:style-name="P16"><text:database-display text:table-name="" text:table-type="table" text:column-name="FSE_INC">«FSE_INC»</text:database-display></text:p>
          </table:table-cell>
        </table:table-row>
        <table:table-row table:style-name="Table1.1">
          <table:table-cell table:style-name="Table1.A1" office:value-type="string">
            <text:list text:style-name="WW8Num3">
              <text:list-item>
                <text:p text:style-name="P17" loext:marker-style-name="T3">Evénements climatiques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TEMPETE">«TEMPETE»</text:database-display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<text:database-display text:table-name="" text:table-type="table" text:column-name="FSE_TEMP">«FSE_TEMP»</text:database-display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8Num3">
              <text:list-item>
                <text:p text:style-name="P17" loext:marker-style-name="T3">Dégâts des eaux et gel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DDE">«DDE»</text:database-display></text:p>
          </table:table-cell>
          <table:table-cell table:style-name="Table1.A1" office:value-type="string">
            <text:p text:style-name="P16"><text:database-display text:table-name="" text:table-type="table" text:column-name="KDDE">«KDDE»</text:database-display></text:p>
          </table:table-cell>
          <table:table-cell table:style-name="Table1.A1" office:value-type="string">
            <text:p text:style-name="P16"><text:database-display text:table-name="" text:table-type="table" text:column-name="FSE_DDE">«FSE_DDE»</text:database-display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8Num3">
              <text:list-item>
                <text:p text:style-name="P17" loext:marker-style-name="T3">Vol et vandalisme (dommages mobiliers)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VOL">«VOL»</text:database-display></text:p>
          </table:table-cell>
          <table:table-cell table:style-name="Table1.A1" office:value-type="string">
            <text:p text:style-name="P16"><text:database-display text:table-name="" text:table-type="table" text:column-name="KVOL">«KVOL»</text:database-display></text:p>
          </table:table-cell>
          <table:table-cell table:style-name="Table1.A1" office:value-type="string">
            <text:p text:style-name="P16"><text:database-display text:table-name="" text:table-type="table" text:column-name="FSE_VOL">«FSE_VOL»</text:database-display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8Num3">
              <text:list-item>
                <text:p text:style-name="P17" loext:marker-style-name="T3">Bris de glaces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BDG">«BDG»</text:database-display></text:p>
          </table:table-cell>
          <table:table-cell table:style-name="Table1.A1" office:value-type="string">
            <text:p text:style-name="P16"><text:database-display text:table-name="" text:table-type="table" text:column-name="KBDG">«KBDG»</text:database-display></text:p>
          </table:table-cell>
          <table:table-cell table:style-name="Table1.A1" office:value-type="string">
            <text:p text:style-name="P16"><text:database-display text:table-name="" text:table-type="table" text:column-name="FSE_BDG">«FSE_BDG»</text:database-display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8Num3">
              <text:list-item>
                <text:p text:style-name="P17" loext:marker-style-name="T3">Catastrophes naturelles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CN">«CN»</text:database-display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légale</text:p>
          </table:table-cell>
        </table:table-row>
        <table:table-row table:style-name="Table1.1">
          <table:table-cell table:style-name="Table1.A1" office:value-type="string">
            <text:list text:continue-numbering="true" text:style-name="WW8Num3">
              <text:list-item>
                <text:p text:style-name="P17" loext:marker-style-name="T3">Responsabilité civile vie privée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RC">«RC»</text:database-display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0,00 EU</text:p>
          </table:table-cell>
        </table:table-row>
        <table:table-row table:style-name="Table1.1">
          <table:table-cell table:style-name="Table1.A1" office:value-type="string">
            <text:list text:continue-numbering="true" text:style-name="WW8Num3">
              <text:list-item>
                <text:p text:style-name="P17" loext:marker-style-name="T3">Défense Pénale et recours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DR">«DR»</text:database-display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0,00 EU</text:p>
          </table:table-cell>
        </table:table-row>
        <table:table-row table:style-name="Table1.1">
          <table:table-cell table:style-name="Table1.A1" office:value-type="string">
            <text:list text:continue-numbering="true" text:style-name="WW8Num3">
              <text:list-item>
                <text:p text:style-name="P17" loext:marker-style-name="T3">Protection Juridique</text:p>
              </text:list-item>
            </text:list>
          </table:table-cell>
          <table:table-cell table:style-name="Table1.A1" office:value-type="string">
            <text:p text:style-name="P15"><text:database-display text:table-name="" text:table-type="table" text:column-name="PJ">«PJ»</text:database-display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0,00 EU</text:p>
          </table:table-cell>
        </table:table-row>
      </table:table>
      <text:p text:style-name="P10"/>
      <text:h text:style-name="P11" text:outline-level="2">COTISATION</text:h>
      <text:p text:style-name="P9"><text:span text:style-name="T3">Base annuelle de </text:span><text:span text:style-name="T3"><text:database-display text:table-name="" text:table-type="table" text:column-name="Prime_totale_annuelle">«Prime_totale_annuelle»</text:database-display></text:span><text:span text:style-name="T3"><text:s/>(toutes taxes comprises) payable en 1 fois.</text:span></text:p>
      <text:p text:style-name="P9"><text:span text:style-name="T3">Prochaine échéance le </text:span><text:span text:style-name="T3"><text:database-display text:table-name="" text:table-type="table" text:column-name="Début_période_suivante">«Début_période_suivante»</text:database-display></text:span></text:p>
      <text:p text:style-name="P9"><text:span text:style-name="T3">Valeur de l'indice à la souscription : </text:span><text:span text:style-name="T3"><text:database-display text:table-name="" text:table-type="table" text:column-name="INDICE">«INDICE»</text:database-display></text:span></text:p>
      <text:p text:style-name="P10"/>
      <text:h text:style-name="P11" text:outline-level="2">CLAUSES SOUSCRITES</text:h>
      <text:p text:style-name="P10"><text:database-display text:table-name="" text:table-type="table" text:column-name="CLAUSE">«CLAUSE»</text:database-display></text:p>
      <text:p text:style-name="P19"/>
      <text:h text:style-name="P11" text:outline-level="2">COMPOSITION DU CONTRAT</text:h>
      <text:p text:style-name="Text_20_body_20_indent">Le contrat se compose des présentes Dispositions Particulières et des Conditions Générales n° X520MRH en annexes, dont vous reconnaissez avoir reçu un exemplaire.</text:p>
      <text:p text:style-name="P10"/>
      <text:h text:style-name="P11" text:outline-level="2">DUREE DU CONTRAT</text:h>
      <text:p text:style-name="P10">Un an avec tacite reconduction</text:p>
      <text:p text:style-name="P9"><text:span text:style-name="T3">Date anniversaire de votre contrat : </text:span><text:span text:style-name="T3"><text:database-display text:table-name="" text:table-type="table" text:column-name="DATE_ECHEANCE">«DATE_ECHEANCE»</text:database-display></text:span><text:span text:style-name="T3">.</text:span></text:p>
      <text:p text:style-name="P10"><text:soft-page-break/></text:p>
      <text:p text:style-name="P20"><text:tab/>******************<text:tab/>FIN DES DISPOSITIONS PARTICULIERES******************</text:p>
      <text:p text:style-name="P21"><text:span text:style-name="T3"><text:tab/><text:tab/>Fait le </text:span><text:span text:style-name="T3"><text:database-display text:table-name="" text:table-type="table" text:column-name="DATEDUJOUR">«DATEDUJOUR»</text:database-display></text:span></text:p>
      <text:p text:style-name="P20"/>
      <text:p text:style-name="P20"><text:tab/><text:tab/><text:tab/>LE DIRECTEUR GENERAL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justify" style:justify-single-word="false" fo:keep-with-next="always">
        <style:tab-stops>
          <style:tab-stop style:position="3.7409in"/>
          <style:tab-stop style:position="5.9063in"/>
        </style:tab-stops>
      </style:paragraph-properties>
      <style:text-properties fo:color="#0000ff" loext:opacity="100%" style:font-name="Arial1" fo:font-family="Arial" style:font-family-generic="swiss" style:font-pitch="variable" fo:font-size="9pt" fo:font-weight="bold" style:font-size-asian="9pt" style:font-weight-asian="bold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justify" style:justify-single-word="false" fo:keep-with-next="always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family="Arial" style:font-family-generic="swiss" style:font-pitch="variable" fo:font-size="9pt" fo:font-weight="bold" style:font-size-asian="9pt" style:font-weight-asian="bold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17in" fo:margin-right="0in" fo:text-align="justify" style:justify-single-word="false" fo:text-indent="0in" style:auto-text-indent="false">
        <style:tab-stops>
          <style:tab-stop style:position="1.0835in"/>
          <style:tab-stop style:position="3.7409in"/>
          <style:tab-stop style:position="5.9063in"/>
        </style:tab-stops>
      </style:paragraph-properties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style:font-name="Dutch" style:font-name-complex="Dutch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bottom="0.2484in" style:dynamic-spacing="true"/>
      </style:header-style>
      <style:footer-style>
        <style:header-footer-properties fo:min-height="0.2874in" fo:margin-top="0.2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1" text:anchor-type="as-char" svg:width="2.0311in" svg:height="1.0626in" draw:z-index="1"><draw:image xlink:href="Pictures/10000001000000C300000066EF6F27D2.png" xlink:type="simple" xlink:show="embed" xlink:actuate="onLoad" draw:mime-type="image/png"/></draw:frame></text:p>
      </style:header>
      <style:footer>
        <text:p text:style-name="MP2">______________________________________________________________________________________ </text:p>
        <text:p text:style-name="MP3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20:00</meta:creation-date>
    <dc:creator>Muriel BONSERGENT</dc:creator>
    <dc:date>2018-08-08T10:40:00</dc:date>
    <meta:editing-cycles>59</meta:editing-cycles>
    <meta:editing-duration>PT1H9M</meta:editing-duration>
    <meta:document-statistic meta:table-count="1" meta:image-count="1" meta:object-count="0" meta:page-count="2" meta:paragraph-count="71" meta:word-count="276" meta:character-count="2178" meta:non-whitespace-character-count="1960"/>
    <meta:generator>LibreOffice/25.8.1.1$Windows_X86_64 LibreOffice_project/54047653041915e595ad4e45cccea684809c77b5</meta:generator>
  </office:meta>
</office:document-meta>
</file>